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1959ac" officeooo:paragraph-rsid="001959ac"/>
    </style:style>
    <style:style style:name="P2" style:family="paragraph" style:parent-style-name="Preformatted_20_Text">
      <style:text-properties officeooo:rsid="001959ac" officeooo:paragraph-rsid="0022bd74"/>
    </style:style>
    <style:style style:name="P3" style:family="paragraph" style:parent-style-name="Preformatted_20_Text">
      <style:text-properties fo:font-style="italic" officeooo:rsid="001959ac" officeooo:paragraph-rsid="001959ac" style:font-style-asian="italic" style:font-style-complex="italic"/>
    </style:style>
    <style:style style:name="P4" style:family="paragraph" style:parent-style-name="Preformatted_20_Text">
      <style:text-properties fo:font-style="italic" officeooo:rsid="001959ac" officeooo:paragraph-rsid="0022bd74" style:font-style-asian="italic" style:font-style-complex="italic"/>
    </style:style>
    <style:style style:name="P5" style:family="paragraph" style:parent-style-name="Preformatted_20_Text">
      <style:text-properties fo:font-style="italic" officeooo:rsid="001e5cb6" officeooo:paragraph-rsid="001e5cb6" style:font-style-asian="italic" style:font-style-complex="italic"/>
    </style:style>
    <style:style style:name="P6" style:family="paragraph" style:parent-style-name="Preformatted_20_Text">
      <style:text-properties fo:font-style="italic" officeooo:rsid="0022bd74" officeooo:paragraph-rsid="0024395e" style:font-style-asian="italic" style:font-style-complex="italic"/>
    </style:style>
    <style:style style:name="P7" style:family="paragraph" style:parent-style-name="Preformatted_20_Text">
      <style:text-properties fo:font-style="italic" officeooo:rsid="002632ed" officeooo:paragraph-rsid="002632ed" style:font-style-asian="italic" style:font-style-complex="italic"/>
    </style:style>
    <style:style style:name="P8" style:family="paragraph" style:parent-style-name="Preformatted_20_Text">
      <style:text-properties fo:font-style="italic" officeooo:rsid="00275959" officeooo:paragraph-rsid="0027f1ab" style:font-style-asian="italic" style:font-style-complex="italic"/>
    </style:style>
    <style:style style:name="P9" style:family="paragraph" style:parent-style-name="Preformatted_20_Text">
      <style:text-properties fo:font-style="italic" officeooo:rsid="00280247" officeooo:paragraph-rsid="00280247" style:font-style-asian="italic" style:font-style-complex="italic"/>
    </style:style>
    <style:style style:name="P10" style:family="paragraph" style:parent-style-name="Preformatted_20_Text">
      <style:text-properties fo:font-style="italic" officeooo:rsid="00280247" officeooo:paragraph-rsid="0028ad33" style:font-style-asian="italic" style:font-style-complex="italic"/>
    </style:style>
    <style:style style:name="P11" style:family="paragraph" style:parent-style-name="Preformatted_20_Text">
      <style:text-properties fo:font-style="italic" officeooo:rsid="00280247" officeooo:paragraph-rsid="0028e577" style:font-style-asian="italic" style:font-style-complex="italic"/>
    </style:style>
    <style:style style:name="P12" style:family="paragraph" style:parent-style-name="Preformatted_20_Text">
      <style:text-properties fo:font-style="normal" officeooo:rsid="0019b989" officeooo:paragraph-rsid="001959ac" style:font-style-asian="normal" style:font-style-complex="normal"/>
    </style:style>
    <style:style style:name="P13" style:family="paragraph" style:parent-style-name="Preformatted_20_Text">
      <style:text-properties officeooo:rsid="001e5cb6" officeooo:paragraph-rsid="001e5cb6"/>
    </style:style>
    <style:style style:name="P14" style:family="paragraph" style:parent-style-name="Preformatted_20_Text">
      <style:text-properties officeooo:rsid="002632ed" officeooo:paragraph-rsid="002632ed"/>
    </style:style>
    <style:style style:name="T1" style:family="text">
      <style:text-properties fo:font-style="italic" style:font-style-asian="italic" style:font-style-complex="italic"/>
    </style:style>
    <style:style style:name="T2" style:family="text">
      <style:text-properties fo:font-style="italic" officeooo:rsid="001b0b49"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2235be" style:font-style-asian="normal" style:font-style-complex="normal"/>
    </style:style>
    <style:style style:name="T5" style:family="text">
      <style:text-properties fo:font-style="normal" officeooo:rsid="0022bd74" style:font-style-asian="normal" style:font-style-complex="normal"/>
    </style:style>
    <style:style style:name="T6" style:family="text">
      <style:text-properties fo:font-style="normal" officeooo:rsid="0024395e" style:font-style-asian="normal" style:font-style-complex="normal"/>
    </style:style>
    <style:style style:name="T7" style:family="text">
      <style:text-properties fo:font-style="normal" officeooo:rsid="002577cb" style:font-style-asian="normal" style:font-style-complex="normal"/>
    </style:style>
    <style:style style:name="T8" style:family="text">
      <style:text-properties fo:font-style="normal" officeooo:rsid="0025b1b2" style:font-style-asian="normal" style:font-style-complex="normal"/>
    </style:style>
    <style:style style:name="T9" style:family="text">
      <style:text-properties fo:font-style="normal" officeooo:rsid="00275959" style:font-style-asian="normal" style:font-style-complex="normal"/>
    </style:style>
    <style:style style:name="T10" style:family="text">
      <style:text-properties fo:font-style="normal" officeooo:rsid="0027f1ab" style:font-style-asian="normal" style:font-style-complex="normal"/>
    </style:style>
    <style:style style:name="T11" style:family="text">
      <style:text-properties fo:font-style="normal" officeooo:rsid="00280247" style:font-style-asian="normal" style:font-style-complex="normal"/>
    </style:style>
    <style:style style:name="T12" style:family="text">
      <style:text-properties fo:font-style="normal" officeooo:rsid="0028ad33" style:font-style-asian="normal" style:font-style-complex="normal"/>
    </style:style>
    <style:style style:name="T13" style:family="text">
      <style:text-properties fo:font-style="normal" officeooo:rsid="0028e577" style:font-style-asian="normal" style:font-style-complex="normal"/>
    </style:style>
    <style:style style:name="T14" style:family="text">
      <style:text-properties officeooo:rsid="001bb5b6"/>
    </style:style>
    <style:style style:name="T15" style:family="text">
      <style:text-properties officeooo:rsid="001c400d"/>
    </style:style>
    <style:style style:name="T16" style:family="text">
      <style:text-properties officeooo:rsid="001e5cb6"/>
    </style:style>
    <style:style style:name="T17" style:family="text">
      <style:text-properties officeooo:rsid="0021250a"/>
    </style:style>
    <style:style style:name="T18" style:family="text">
      <style:text-properties officeooo:rsid="0021b391"/>
    </style:style>
    <style:style style:name="T19" style:family="text">
      <style:text-properties officeooo:rsid="0022bd74"/>
    </style:style>
    <style:style style:name="T20" style:family="text">
      <style:text-properties officeooo:rsid="0024395e"/>
    </style:style>
    <style:style style:name="T21" style:family="text">
      <style:text-properties officeooo:rsid="0025b1b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IUMPH!</text:p>
      <text:p text:style-name="P1"/>
      <text:p text:style-name="P1"/>
      <text:p text:style-name="P1">a human outpost on a far away planet, attacked by another human faction, not really much of a contest, as the attacking faction is much stronger. <text:s/>The story will weave together three different perspectives.</text:p>
      <text:p text:style-name="P1"/>
      <text:p text:style-name="P1"/>
      <text:p text:style-name="P1">going off of wikipedia and the seven basic plot types: <text:s/>http://en.wikipedia.org/wiki/The_Seven_Basic_Plots</text:p>
      <text:p text:style-name="P1">also, the twelve character archetypes: <text:a xlink:type="simple" xlink:href="http://www.soulcraft.co/essays/the_12_common_archetypes.html">http://www.soulcraft.co/essays/the_12_common_archetypes.html</text:a></text:p>
      <text:p text:style-name="P1"/>
      <text:p text:style-name="P13">About the World</text:p>
      <text:p text:style-name="P13">------------------------</text:p>
      <text:p text:style-name="P13">Planet Name: ??</text:p>
      <text:p text:style-name="P13">Region with most of the action: <text:s/>Balth, Balth Mountains</text:p>
      <text:p text:style-name="P14">Technology: <text:s/>Star Wars tech, but no lasers. <text:s/>Regular guns instead.</text:p>
      <text:p text:style-name="P13"/>
      <text:p text:style-name="P1"/>
      <text:p text:style-name="P1"/>
      <text:p text:style-name="P1">Character 1 – ROGUE - <text:span text:style-name="T21">Galen</text:span></text:p>
      <text:p text:style-name="P1">------------------------</text:p>
      <text:p text:style-name="P1">A young man in the planetary defense force, who works with the LEADER in defense of the planet. <text:s/>When it becomes apparent that the granddaughter is being targeted for some reason, the LEADER decides to make plans for his daughters safety. <text:s/>The ROGUE suggests to take the granddaughter to a safe house he knows of, for a large sum of money. <text:s/>In reality, the smuggler doesn't exist and the ROGUE reveals himself to be an opportunist only caring for himself. <text:s/>His quest for money eventually costs him his right eye, and then his life. <text:s/></text:p>
      <text:p text:style-name="P1"/>
      <text:p text:style-name="P1"><text:s/>- Basic story is that of a QUEST of greed.</text:p>
      <text:p text:style-name="P1"><text:s/>- alignment Chaotic Neutral.</text:p>
      <text:p text:style-name="P1"/>
      <text:p text:style-name="P1">The ROGUE is a young man in his twenties. <text:s/>He thinks of only himself. <text:s/>The ROGUE is revealed to be an opportunist when he later learns of the possibility of selling the LEADER's daughter to the empire for money.</text:p>
      <text:p text:style-name="P1"/>
      <text:p text:style-name="P1"/>
      <text:p text:style-name="P1">Character 2 – LEADER – <text:span text:style-name="T21">John Bailey</text:span></text:p>
      <text:p text:style-name="P1">------------------------</text:p>
      <text:p text:style-name="P1">A local leader who also lives on the planet. <text:s/>He is ancient a tactical genius, attempting to defend his <text:span text:style-name="T17">home world</text:span> from the overwhelming forces of the COMMANDER. <text:s/>Its a difficult task, and it seems the only possible outcome is that of delaying the inevitable.</text:p>
      <text:p text:style-name="P1"/>
      <text:p text:style-name="P1"><text:s/>- Basic story is that of TRAGEDY.</text:p>
      <text:p text:style-name="P1"><text:s/>- alignment Lawful Good.</text:p>
      <text:p text:style-name="P1"/>
      <text:p text:style-name="P1">The leader is an elderly man, who believes there is good in every person. <text:s/>He has been a defender of his planet for the majority of his life, and cares for his granddaughter since her parents have passed away. <text:s/>He is a brilliant natural tactician and strategist, although his methods can be somewhat unorthodox at times. <text:s/></text:p>
      <text:p text:style-name="P1"/>
      <text:p text:style-name="P1"/>
      <text:p text:style-name="P1">Character 3 – COMMANDER - <text:span text:style-name="T21">Paxi</text:span></text:p>
      <text:p text:style-name="P1">------------------------</text:p>
      <text:p text:style-name="P1">The commander of the invasion fleet, her story follows her thoughts and decisions as the faction futilely defends itself and ultimately falls.</text:p>
      <text:p text:style-name="P1"><text:soft-page-break/><text:s/></text:p>
      <text:p text:style-name="P1"><text:s/>- Basic story is that of REBIRTH.</text:p>
      <text:p text:style-name="P1"><text:s/>- alignment Lawful Neutral, changes to Neutral Good.</text:p>
      <text:p text:style-name="P1"><text:s/>- WHY does she have a rebirth? <text:s/>Her whole life she has always trusted in the fact that she is always right, and correct. <text:s/>When she realizes that the empire has tricked her into hunting down a false fugitive, she loses faith in her judgement and calls to question everythign she has fought for.</text:p>
      <text:p text:style-name="P1"/>
      <text:p text:style-name="P1">A defining characteristic of the commander has to be shaken or totally destroyed, in order for her transformation to be believable. <text:s/>What is it? <text:s/>Answer: It is her confidence in herself.</text:p>
      <text:p text:style-name="P1"/>
      <text:p text:style-name="P1">The commander is young, calculating, and careful. <text:s/>All of her experience (little as it may be) has taught her that with careful calculation, all errors can be avoided. <text:s/>Her primary objective is to capture the planet with minimal losses so that the enemy person of importance can be taken into custody. <text:s/>She has calculated her plan down to the letter and has conceived of every possible outcome - preparing for each one. <text:s/>The commander isn't evil - she thinks of herself as just and simply carrying out her duty for the good of the empire. <text:s/>When it becomes aparant that the person of importance isn't an enemy leader, or an enemy general, but the enemy general's daughter, she realizes that the empire she is serving is NOT good and just. <text:s/>The empire wanted to use the LEADER's granddaughter as leverage - as a tool to bring the great general to his knees. <text:s/>When she realizes that she captured a little girl and killed her grandfather for a lie, her confidence is destroyed. <text:s/>This is the moment that shakes her beliefs and changes who she is.</text:p>
      <text:p text:style-name="P1"/>
      <text:p text:style-name="P1"/>
      <text:p text:style-name="P1">Character 4 - PERSON OF IMPORTANCE</text:p>
      <text:p text:style-name="P1">------------------------</text:p>
      <text:p text:style-name="P1">The person of importance is the leader's granddaughter. <text:s/>A young girl (14-18?). <text:s/>In reality, the person of importance isn't who the COMMANDER thinks she is. <text:s/>She is lead to believe that the person of importance is an evil mastermind of the enemy, responsible for turning the enemy against the empire. <text:s/>the empire knows that the POI is actually the great LEADER's daughter and wants to use her to break the LEADER. <text:s/>The leader has no knowledge of the whole "plan to capture the PoI" and is merely doing his absolute best to keep his granddaughter safe.</text:p>
      <text:p text:style-name="P1"/>
      <text:p text:style-name="P1"/>
      <text:p text:style-name="P1">Basic Plot</text:p>
      <text:p text:style-name="P1">------------------------</text:p>
      <text:p text:style-name="P1"/>
      <text:p text:style-name="P1">Chapter 1</text:p>
      <text:p text:style-name="P1">The COMMANDER is overseeing the conquest of a planet in order to secure the capture of an important criminal against the Empire. <text:s/>The planet has seemingly no chance - the commander's forces outnumber the local forces ten to one, and are better equipped with superior firepower. <text:s/>After receiving new orders from high command, she briefs her senior officers with the updated battle strategy - to capture the <text:span text:style-name="T18">person of interest</text:span>. <text:s/>The war is going well, but she has learned that the enemy LEADER is taking a personal interest in keeping the person of importance safe. <text:s/>To combat this, she has a plan... <text:s/></text:p>
      <text:p text:style-name="P1"/>
      <text:p text:style-name="P1">Chapter 2</text:p>
      <text:p text:style-name="P1">LEADER is hopelessly holding off an attack from the COMMANDER's forces. <text:s/>After intercepting an enemy patrol with the ROGUE (with a trap, perhaps?), he discovers that the COMMANDER's forces are hunting for his granddaughter but he is not certain why. <text:s/>This is very confusing to him, but realizes he must come up with a plan to save his granddaughter either way.</text:p>
      <text:p text:style-name="P1"/>
      <text:p text:style-name="P1">Chapter 3</text:p>
      <text:p text:style-name="P1"><text:soft-page-break/>After returning from the raid on the COMMANDER's forces, the LEADER discusses his concerns with his officers when the ROGUE expresses interest in taking the LEADER's daughter away to the safety of a safe house. <text:s/>He says he can arrange transport away through a smuggler he knows, if only the LEADER will cover the costs of hiring the smuggler. <text:s/>The LEADER gives in and sends his daughter away with the ROGUE and two other hand-picked guards. <text:s/>The LEADER and the ROGUE make plans to rendezvous at a later time, when the danger to his daughter has passed.</text:p>
      <text:p text:style-name="P1"/>
      <text:p text:style-name="P1">Chapter 4</text:p>
      <text:p text:style-name="P1">The COMMANDER initiates a devastating attack on the LEADER's compound. <text:s/>The ROGUE, the two guards, and the leader's granddaughter flee from the last defended compound barely escaping with their lives. <text:s/>But instead of going to safe house where they planned to hide, he begins planning a way to get rid of the other two guards so he can keep the money for himself. <text:s/></text:p>
      <text:p text:style-name="P1"/>
      <text:p text:style-name="P1">CHAPTER 5</text:p>
      <text:p text:style-name="P1">LEADER is captured in a valiant last stand. <text:s/>Even in defeat, he is happy in the knowledge that he was able to get his granddaughter away to safety.</text:p>
      <text:p text:style-name="P1"/>
      <text:p text:style-name="P1">CHAPTER 6</text:p>
      <text:p text:style-name="P1">On his way to meet the "smuggler," the ROGUE realizes that the COMMANDER's forces are searching for the very girl he is taking away! <text:s/>He soon plans a way to solve both his problems at once. <text:s/>He plans to cash in twice by selling the girl to the COMMANDER and getting rid of the two guards at the same time. <text:s/>Here it becomes <text:span text:style-name="T18">apparent</text:span> of his true chaotic neutral nature, and that he truly only cares for himself. <text:s/></text:p>
      <text:p text:style-name="P1"/>
      <text:p text:style-name="P1">CHAPTER 7</text:p>
      <text:p text:style-name="P1">COMMANDER and the LEADER meet. <text:s/>The commander has admiration for the leader's <text:span text:style-name="T18">perseverance</text:span> in the face of such overwhelming force. <text:s/>The LEADER begs the commander to leave his granddaughter unharmed - he cannot understand why the COMMANDER would want her! <text:s/>The COMMANDER is stunned to hear the the <text:span text:style-name="T18">person of interest</text:span> she has spent so much time and resources into capturing is merely the LEADER's granddaughter. <text:s/>The COMMANDER has a breakdown, and in a crucial moment kills the LEADER in a fit of rage. <text:s/>The COMMANDER is shaken to the core. <text:s/>This isn't the person she wants to be. <text:s/>She killed a great man for a lie; a lie told to her by her superiors.</text:p>
      <text:p text:style-name="P1"/>
      <text:p text:style-name="P1">CHAPTER 8 </text:p>
      <text:p text:style-name="P1">The ROGUE meets resistance from the girl, since she realizes that the ROGUE is going to bring her to the COMMANDER for the reward money. <text:s/>On the way to the COMMANDER's ground headquarters, some sort of resistance is met and the ROGUE is badly hurt, losing an eye in the process? <text:s/></text:p>
      <text:p text:style-name="P1"/>
      <text:p text:style-name="P1">CHAPTER 9</text:p>
      <text:p text:style-name="P1">The COMMANDER reflects on her life, her decisions, and her recent actions. <text:s/>Investigating the LEADER's claim that the girl is simply his granddaughter and not a great enemy of the empire, she discovers that she has been misled and used. <text:s/>She discovers the empire's plan to break the resistance by using the PoI as leverage against the LEADER. <text:s/>She resolves to make things right...</text:p>
      <text:p text:style-name="P1"/>
      <text:p text:style-name="P1">CHAPTER 10</text:p>
      <text:p text:style-name="P1">The ROGUE delivers the girl but the COMMANDER has transformed into her new self. <text:s/>When the ROGUE demands even more payment for the loss of his eye, and threatens to kill the girl if the COMMANDER doesn't comply, the COMMANDER tricks the ROGUE into thinking he has won, but in the critical moment (and climax) kills the ROGUE and flees with the girl.</text:p>
      <text:p text:style-name="P1"/>
      <text:p text:style-name="P1">EPILOGUE</text:p>
      <text:p text:style-name="P1"><text:soft-page-break/>The COMMANDER has defected and returned with the leader's granddaughter to help the locals in their fight against the empire.</text:p>
      <text:p text:style-name="P1"/>
      <text:p text:style-name="P1">CHAPTERS</text:p>
      <text:p text:style-name="P1"/>
      <text:p text:style-name="P1">------------------------</text:p>
      <text:p text:style-name="P1"/>
      <text:p text:style-name="P1">CHAPTER ONE</text:p>
      <text:p text:style-name="P1"/>
      <text:p text:style-name="P1">The ship is huge. <text:s/>Gargantuan, really. <text:s/>It is more like a ship of ships than a single spacecraft. <text:s/>It carries with it through the blackness of space hundreds of smaller space vessels. <text:s/>Many of those ships support their own squadrons of <text:span text:style-name="T18">star fighters</text:span> as well - in a very similar fashion to that of the old Earth carriers of the sea. <text:s/>Except multiplied a hundred times. </text:p>
      <text:p text:style-name="P1"/>
      <text:p text:style-name="P1">This is the only vessel that was sent, and it would be all that is needed. <text:s/>The planet has only a limited population of several hundred thousand, with little technology that could allow them to compete. <text:s/>The ship exited trans-space after several weeks of travel and had stayed in orbit for a couple days already, making preparations. <text:s/>Of course, the humans on the surface have no real idea of what awaits them. <text:s/>Many of them likely didn't realize the craft was even in orbit. <text:s/>Even with the ship's massive size, precautions could (and were) taken by the ship's commander to be sure the inhabitants of the planet detected almost nothing before it was too late.</text:p>
      <text:p text:style-name="P1"/>
      <text:p text:style-name="P1">Commander Paxi was a hard and young woman, who has prepared for missions such as this her whole life. <text:s/>Molded by years of training, she carried out her duties effectively and with little remorse or joy. <text:s/>Years before she had entered the service, the "letter of the law" had always been her lifeline. <text:s/>It doesn't matter if its good or evil, all that matters is if something is lawful and just.</text:p>
      <text:p text:style-name="P1"/>
      <text:p text:style-name="P1">From orbit, everything seems tiny - like a collection of model ships on a child's playmat. <text:s/>She was able to move about her forces with the same ease that a child might move about a toy ship. <text:s/>Her command ship had arrived only three days ago and already it was time to begin preparations for their departure. <text:s/></text:p>
      <text:p text:style-name="P1"/>
      <text:p text:style-name="P1">"Commander Paxi, we have a message from Deacon Marcus," stated a communications officer sharply as he looked up from his console. <text:s/></text:p>
      <text:p text:style-name="P1"/>
      <text:p text:style-name="P1">"Send it to my quarters," she said as she stepped down from her command console. <text:s/>A few quick presses and her station was locked and she was moving towards her private room. <text:s/>As is tradition, the commander's quarters were very near the bridge of the ship, so she was always close to the command center should something arise. <text:s/>More and more commanders in the fleet were taking to moving them towards the center of the ship, closer to the mess hall and other <text:span text:style-name="T18">amenities</text:span>. <text:s/>Paxi, however, had not, and thought those other commanders to be lax.</text:p>
      <text:p text:style-name="P1"/>
      <text:p text:style-name="P1">She stepped quickly stepped off off of the bridge through the archway into her quarters and her the doors close behind her. <text:s/>Her private computer terminal sprang to life in front of her, floating in the air. <text:s/>The system was of a newer design than her previous command and much more efficient. <text:s/>With a flick of her hand she accessed her military messages and started playing her message from Marcus.</text:p>
      <text:p text:style-name="P1"/>
      <text:p text:style-name="P1">An old man, dressed in a dark green uniform decorated with black emblems in the shape of flowers, looked at her and began speaking.</text:p>
      <text:p text:style-name="P1"/>
      <text:p text:style-name="P1">"Greetings Commander Paxi. <text:s/>I trust that your arrival at Vienna Prime has gone smoothly. <text:s/>I know you don't like idle talk so I will get straight to business." <text:s/></text:p>
      <text:p text:style-name="P1"/>
      <text:p text:style-name="P1"><text:soft-page-break/>The man adjusted his shirt and pointed to his left. <text:s/>Floating next to the video of the officer, another computer display jumped into <text:span text:style-name="T18">existence</text:span>, but this display only showed a static image of a girl. <text:s/>Paxi knew immediately that the woman must live on the planet below. <text:s/>Her hair was as black as space itself, but the thing that gave it away was the girl's eyes. <text:s/>Her eyes were a blazing deep red - the color the three ball would have in a game of billiards. <text:s/>Her eye's were remarkable, or would have been remarkable if the commander hadn't already been briefed on the particularities of the planet below. <text:s/></text:p>
      <text:p text:style-name="P1"/>
      <text:p text:style-name="P1">While Vienna Prime was a fairly good planet for human colonization (as far as planets go), this planet had a peculiar effect on humans. <text:s/>Inevitably, humans who lived on Vienna Prime's eye's would change color. <text:s/>The longer a person lived on the world, the more orange, and eventually red, their eyes would become. <text:s/>This girl - this woman in fact, had the most stunningly beautiful red eyes that Paxi knew immediately she had to have been born on the planet below, and spent the majority of her life there. <text:s/>It was as simple as that.</text:p>
      <text:p text:style-name="P1"/>
      <text:p text:style-name="P1">"This insurgent is your new number one objective," he stated very matter of factly. <text:s/>"As you know, negotiations have been ongoing, but largely unsuccessful. <text:s/>Recently, some progress had been made. <text:s/>Until it was destroyed by this woman." <text:s text:c="3"/></text:p>
      <text:p text:style-name="P1"/>
      <text:p text:style-name="P1">The floating video of the woman pulled outward to show her whole frame. <text:s/>A thin waits and healthy features filled the screen.</text:p>
      <text:p text:style-name="P1"/>
      <text:p text:style-name="P1"><text:span text:style-name="T1">“Unremarkable</text:span>,” thought Paxi. <text:s/>“<text:span text:style-name="T2">O</text:span><text:span text:style-name="T1">ther than the eyes</text:span>.”</text:p>
      <text:p text:style-name="P1"/>
      <text:p text:style-name="P1">She <text:span text:style-name="T14">returned</text:span> her attention to the video. <text:s/></text:p>
      <text:p text:style-name="P1"/>
      <text:p text:style-name="P1">"Her name is Kora, and she is your new number one objective." <text:s/>Marcus dropped his left hand and the image of the woman <text:span text:style-name="T14">disappeared</text:span> moments after. <text:s/>"Good hunting," he said, and then vanished himself.</text:p>
      <text:p text:style-name="P1"/>
      <text:p text:style-name="P1">Paxi looked away from the empty space where Marcus' computer shade had just been and turned to her window. <text:s/>Windows are a <text:span text:style-name="T14">luxury</text:span> on a spacecraft. <text:s/>Its much easier to construct a craft that doesn't have any <text:span text:style-name="T14">view ports.</text:span> <text:s/>Windows are weaker than reinforced hull. <text:s/>They are more expensive, and much more prone to problems. <text:s/>But the let you see. <text:s/>And at this very moment Paxi could see the planet where this woman Kora lived. <text:s/></text:p>
      <text:p text:style-name="P1"/>
      <text:p text:style-name="P1">She would find Kora - it was inevitable. <text:s/>A plan was already forming in Paxi's mind. <text:s/>She turned quickly and walked straight towards her door, barely opening in time before she burst back on to the bridge. <text:s/>Her crew jumped to the ready, becoming even more alert now that they were in her <text:span text:style-name="T14">presence.</text:span> <text:s/></text:p>
      <text:p text:style-name="P1"/>
      <text:p text:style-name="P1">"We will begin as planned in one hour," she announced to her officers, "with one small change." <text:s/></text:p>
      <text:p text:style-name="P1"/>
      <text:p text:style-name="P1">The main bridge <text:span text:style-name="T14">view screen</text:span> was displaying a <text:span text:style-name="T14">real time</text:span> picture of the planet below, <text:span text:style-name="T14">littered</text:span> with information and statistics about the coming assault. <text:s/>Turning to a nearby console, she made several quick motions with her hands and then the photo of Kora appeared on the screen, next to her planet. <text:s/>Her officers couldn't help but notice her red eyes shining like rubies next to her world. <text:s/></text:p>
      <text:p text:style-name="P1"/>
      <text:p text:style-name="P1">"This is the face we are after." <text:s/>Paxi said. <text:s/>"Conquest of this world is inevitable, but there is an opportunity for us to show our abilities. <text:s/>This woman is an important leader of theirs, and the sooner we can capture her, the sooner her world will fall."</text:p>
      <text:p text:style-name="P1"/>
      <text:p text:style-name="P1">Paxi stepped off the bridge back towards her quarters, raising her hand with one <text:soft-page-break/>finger pointed towards the ceiling as she walked. </text:p>
      <text:p text:style-name="P1"/>
      <text:p text:style-name="P1">"One hour."</text:p>
      <text:p text:style-name="P1"/>
      <text:p text:style-name="P1"/>
      <text:p text:style-name="P1"/>
      <text:p text:style-name="P1"/>
      <text:p text:style-name="P1">------------------------</text:p>
      <text:p text:style-name="P1"/>
      <text:p text:style-name="P1">CHAPTER TWO</text:p>
      <text:p text:style-name="P1"/>
      <text:p text:style-name="P1">Captain John Bailey looked over his maps for the third time. <text:s/>Nothing had changed, but it was an old habit. <text:s/>The maps were digital and showed all the contours of the terrain, giving him a wealth of information from which to base his decisions. <text:s/><text:span text:style-name="T19">He'd never fought in this specific area before, but it had similarities to many other wars he'd been apart of. <text:s/>Through the years John Bailey had served in almost every capacity, be it an infantryman on the front lines, a scout, or a pilot. <text:s/>He always seemed to get the best of his opponents and as he grew older he found himself given more and more responsibilities and people to command. <text:s/>Now it was him at the top of a great pyramid of people who trusted him and looked up to him.</text:span></text:p>
      <text:p text:style-name="P1"/>
      <text:p text:style-name="P2">It was <text:span text:style-name="T15">difficult</text:span>, though. <text:s/>A situation <text:span text:style-name="T19">such as this was one </text:span>with only a multitude of bad options. <text:s/><text:span text:style-name="T19">To </text:span>another man, facts like th<text:span text:style-name="T19">is</text:span> might make the situation seem hopeless. <text:s/>But to a man like John Bailey it was another opportunity. <text:s/>An opportunity to make the right decisions and choose the <text:span text:style-name="T1">least</text:span><text:span text:style-name="T3"> of the hopeless options. <text:s/></text:span></text:p>
      <text:p text:style-name="P2"/>
      <text:p text:style-name="P4"><text:span text:style-name="T19">No matter how bad a situation seemed, it was always possible to be worse.</text:span><text:span text:style-name="T5"> <text:s/>Just something his father had told him as a boy. <text:s/>Bailey wasn't from this planet, but it was his home now, and he would do all he could to make the best of a bad situation.</text:span></text:p>
      <text:p text:style-name="P1"/>
      <text:p text:style-name="P1"><text:span text:style-name="T3">In this case, his strategy was to delay. <text:s/>Delay and hope that the enemy would make a mistake. <text:s/>Unfortunately for Bailey and his men, the enemy commander had proven to be most competent – one of the few he had met in all his years of being a general. It took a keen mind to catch the tricks and surprises he had been leaving behind in their retreat, and this enemy captain had been avoiding most of them. <text:s/></text:span></text:p>
      <text:p text:style-name="P1"/>
      <text:p text:style-name="P3">Most,<text:span text:style-name="T3"> he thought. <text:s/></text:span>But not all. <text:s/><text:span text:style-name="T20">We've had some few successes, at least.</text:span></text:p>
      <text:p text:style-name="P3"/>
      <text:p text:style-name="P12">“<text:span text:style-name="T16">It's time,” Bailey stated as he looked up from his maps. <text:s/>The command table was located in a makeshift shelter, high up in the Balth Mountains. <text:s/>Balth was a cold and rugged region, with a wide stretch of mountains spanning its entire length. <text:s/>Normally the weather was warmer than it was now, but winter had set in early this year. <text:s/></text:span></text:p>
      <text:p text:style-name="P12"/>
      <text:p text:style-name="P5">A small advantage,<text:span text:style-name="T3"> Bailey thought. <text:s/></text:span><text:span text:style-name="T4">He had managed to make the cold weather cost the enemy. <text:s/></text:span><text:span text:style-name="T6">Bad weather and the cold can cause delays and malfunctions, especially for foreign troops. <text:s/>And those are things he can use to his advantage.</text:span></text:p>
      <text:p text:style-name="P5"/>
      <text:p text:style-name="P6"><text:span text:style-name="T4">B</text:span><text:span text:style-name="T3">ailey stood and donned his </text:span><text:span text:style-name="T8">sturdy silver</text:span><text:span text:style-name="T3"> helmet. <text:s/></text:span><text:span text:style-name="T6">It was almost as old as he was and was still his favorite. <text:s/>It was nearly identical to his first helmet, but not the same because his original had been damaged while saving his life. <text:s/>It had been one of the first firefights he had participated in, and while taking aim at an enemy in the distance, another soldier had crept next to him. <text:s/>But while he fired his shot, his father had fired as well killed the man and throwing off his aim. <text:s/></text:span><text:span text:style-name="T7">In the end, the soldier had missed his target, but still managed to ruin his helmet and nearly take his arm as well. <text:s/></text:span></text:p>
      <text:p text:style-name="P6"/>
      <text:p text:style-name="P6"><text:span text:style-name="T7">“</text:span><text:span text:style-name="T8">Galen, </text:span><text:span text:style-name="T9">you and your team are</text:span><text:span text:style-name="T8"> with me,” stated Bailey as he pointed to a huge man </text:span><text:soft-page-break/><text:span text:style-name="T8">with arms like tree trunks. <text:s/></text:span></text:p>
      <text:p text:style-name="P6"/>
      <text:p text:style-name="P7"><text:span text:style-name="T3">Galen nodded and quickly pointed his index finger at three other soldiers in the room, signaling for them to follow. <text:s/></text:span><text:span text:style-name="T9">He</text:span><text:span text:style-name="T3"> roughed his hair with </text:span><text:span text:style-name="T9">one </text:span><text:span text:style-name="T3">hand and </text:span><text:span text:style-name="T9">then began to check his </text:span><text:span text:style-name="T3">rifle. <text:s/>It was a beastly </text:span><text:span text:style-name="T9">thing</text:span><text:span text:style-name="T3"> and Galen was known to be an expert shot. <text:s/>He wrenched the chamber open and slammed it closed again, satisfied.</text:span></text:p>
      <text:p text:style-name="P7"/>
      <text:p text:style-name="P8"><text:span text:style-name="T3">After checking his own rifle and making sure his communicator was secure at his waist, Bailey headed </text:span><text:span text:style-name="T10">out of the command center. <text:s/>The other's followed.</text:span></text:p>
      <text:p text:style-name="P8"/>
      <text:p text:style-name="P8"><text:span text:style-name="T10">-</text:span></text:p>
      <text:p text:style-name="P8"/>
      <text:p text:style-name="P8"><text:span text:style-name="T11">Twenty minutes later they were skimming quickly down a treacherous path through the mountains. <text:s/>There were few trees and that made it important to travel as quickly as possible. <text:s/>Enemy scouts could spot you from miles away and call in missile strikes if you lingered too long. <text:s/></text:span></text:p>
      <text:p text:style-name="P8"/>
      <text:p text:style-name="P8"><text:span text:style-name="T11">“I don't like this plan,” said Galen, frowning at Bailey. <text:s/>“Only five of us and we don't know what we're going into.”</text:span></text:p>
      <text:p text:style-name="P8"/>
      <text:p text:style-name="P9"><text:span text:style-name="T3">“That may be true,” Bailey explained “but we do know what we aren't going into.”</text:span></text:p>
      <text:p text:style-name="P9"/>
      <text:p text:style-name="P9"><text:span text:style-name="T3">“What do you mean?”</text:span></text:p>
      <text:p text:style-name="P9"/>
      <text:p text:style-name="P9"><text:span text:style-name="T3">“We know that our target has only been in the area for likely a day – two days at the absolute most. <text:s/>We know that they didn't arrive by shuttle and must have moved over the land. <text:s/>Because they moved over land, our scouts have been feeding us general information about their numbers and movement. <text:s/>It is true we do not know exactly how many enemies are here or what their purpose is, </text:span><text:span text:style-name="T12">but I don't think that is important in this case.”</text:span></text:p>
      <text:p text:style-name="P9"/>
      <text:p text:style-name="P10"><text:span text:style-name="T12">“I love a good chance to hunt these bastards down as much as the next guy,” exclaimed Galen “but even more than that, I love living through the night. <text:s/>I love the sound of a fresh chicken being pulled out of the oven and a fine drink in my hand.”</text:span></text:p>
      <text:p text:style-name="P10"/>
      <text:p text:style-name="P11"><text:span text:style-name="T12">“</text:span><text:span text:style-name="T13">I think we all understand your disposition towards the finer things in life,” Bailey said.</text:span></text:p>
      <text:p text:style-name="P11"/>
      <text:p text:style-name="P11"><text:span text:style-name="T13">“Finer things? <text:s/>Pah,” spat Galen. <text:s/>“The only things that matter, I say.”</text:span></text:p>
      <text:p text:style-name="P11"/>
      <text:p text:style-name="P11"><text:span text:style-name="T12"><text:s text:c="2"/></text:span></text:p>
      <text:p text:style-name="P9"/>
      <text:p text:style-name="P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2-08T21:51:55.917947190</dc:date>
    <meta:generator>LibreOffice/4.2.7.2$Linux_X86_64 LibreOffice_project/420m0$Build-2</meta:generator>
    <meta:editing-duration>PT42M26S</meta:editing-duration>
    <meta:editing-cycles>22</meta:editing-cycles>
    <meta:document-statistic meta:table-count="0" meta:image-count="0" meta:object-count="0" meta:page-count="7" meta:paragraph-count="106" meta:word-count="3582" meta:character-count="20359" meta:non-whitespace-character-count="16663"/>
  </office:meta>
</office:document-meta>
</file>